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loext:opacity="100%" fo:font-style="italic" style:font-style-asian="italic" style:font-style-complex="italic"/>
    </style:style>
    <style:style style:name="P3" style:family="paragraph" style:parent-style-name="Footer">
      <style:text-properties officeooo:paragraph-rsid="00101faf"/>
    </style:style>
    <style:style style:name="P4" style:family="paragraph" style:parent-style-name="Text_20_body">
      <style:text-properties officeooo:paragraph-rsid="00101faf"/>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end" style:justify-single-word="false"/>
      <style:text-properties style:font-name="Liberation Sans" fo:font-size="16pt" fo:font-weight="bold" style:font-size-asian="16pt" style:font-weight-asian="bold" style:font-size-complex="16pt" style:font-weight-complex="bold"/>
    </style:style>
    <style:style style:name="P7" style:family="paragraph" style:parent-style-name="Standard">
      <style:paragraph-properties fo:text-align="end" style:justify-single-word="false"/>
      <style:text-properties fo:font-size="16pt" style:font-size-asian="16pt" style:font-size-complex="16pt"/>
    </style:style>
    <style:style style:name="P8" style:family="paragraph" style:parent-style-name="Text_20_body">
      <style:paragraph-properties fo:margin-top="0.275cm" fo:margin-bottom="0.275cm" style:contextual-spacing="false"/>
    </style:style>
    <style:style style:name="P9" style:family="paragraph" style:parent-style-name="Text_20_body">
      <style:paragraph-properties fo:margin-top="0cm" fo:margin-bottom="0cm" style:contextual-spacing="false"/>
    </style:style>
    <style:style style:name="P10" style:family="paragraph" style:parent-style-name="Text_20_body">
      <style:paragraph-properties fo:margin-left="0.741cm">
        <style:tab-stops/>
      </style:paragraph-properties>
    </style:style>
    <style:style style:name="P11" style:family="paragraph" style:parent-style-name="Text_20_body">
      <style:paragraph-properties fo:margin-left="0.741cm" fo:margin-top="0cm" fo:margin-bottom="0cm" style:contextual-spacing="false">
        <style:tab-stops/>
      </style:paragraph-properties>
    </style:style>
    <style:style style:name="P12" style:family="paragraph" style:parent-style-name="Text_20_body">
      <style:paragraph-properties fo:margin-left="0.741cm">
        <style:tab-stops/>
      </style:paragraph-properties>
      <style:text-properties officeooo:paragraph-rsid="00101faf"/>
    </style:style>
    <style:style style:name="P13" style:family="paragraph" style:parent-style-name="Text_20_body">
      <style:paragraph-properties fo:text-align="start" style:justify-single-word="false"/>
      <style:text-properties officeooo:paragraph-rsid="00101faf"/>
    </style:style>
    <style:style style:name="P14" style:family="paragraph" style:parent-style-name="Text_20_body">
      <style:paragraph-properties fo:margin-left="0.741cm" fo:text-align="start" style:justify-single-word="false">
        <style:tab-stops/>
      </style:paragraph-properties>
    </style:style>
    <style:style style:name="P15" style:family="paragraph" style:parent-style-name="Text_20_body">
      <style:text-properties fo:color="#202124" loext:opacity="100%"/>
    </style:style>
    <style:style style:name="P16" style:family="paragraph" style:parent-style-name="Standard">
      <style:paragraph-properties fo:text-align="end" style:justify-single-word="false"/>
      <style:text-properties style:font-name="Liberation Sans" fo:font-size="16pt" fo:font-weight="bold" style:font-size-asian="16pt" style:font-weight-asian="bold" style:font-size-complex="16pt" style:font-weight-complex="bold"/>
    </style:style>
    <style:style style:name="P17" style:family="paragraph" style:parent-style-name="Heading_20_1">
      <style:paragraph-properties fo:margin-top="0.275cm" fo:margin-bottom="0.275cm" style:contextual-spacing="false" fo:break-before="page"/>
    </style:style>
    <style:style style:name="P18" style:family="paragraph" style:parent-style-name="Heading_20_1">
      <style:paragraph-properties fo:break-before="page"/>
    </style:style>
    <style:style style:name="P19" style:family="paragraph" style:parent-style-name="Heading_20_2" style:master-page-name="MP0">
      <style:paragraph-properties fo:text-align="center" style:justify-single-word="false" style:page-number="auto" fo:break-before="page"/>
    </style:style>
    <style:style style:name="P20" style:family="paragraph" style:parent-style-name="Heading_20_2">
      <style:paragraph-properties fo:text-align="center" style:justify-single-word="false"/>
    </style:style>
    <style:style style:name="P21" style:family="paragraph" style:parent-style-name="Heading_20_3">
      <style:text-properties officeooo:paragraph-rsid="00101faf"/>
    </style:style>
    <style:style style:name="P22" style:family="paragraph" style:parent-style-name="Heading_20_4">
      <style:paragraph-properties fo:margin-left="0.741cm">
        <style:tab-stops/>
      </style:paragraph-properties>
      <style:text-properties officeooo:paragraph-rsid="00101faf"/>
    </style:style>
    <style:style style:name="P23" style:family="paragraph" style:parent-style-name="Heading_20_4" style:list-style-name="L3">
      <style:paragraph-properties fo:margin-left="0.741cm">
        <style:tab-stops/>
      </style:paragraph-properties>
      <style:text-properties officeooo:paragraph-rsid="00101faf"/>
    </style:style>
    <style:style style:name="P24" style:family="paragraph" style:parent-style-name="Heading_20_4">
      <style:paragraph-properties fo:margin-left="0.741cm">
        <style:tab-stops/>
      </style:paragraph-properties>
    </style:style>
    <style:style style:name="P25" style:family="paragraph" style:parent-style-name="Text_20_body">
      <style:paragraph-properties fo:margin-top="0.093cm" fo:margin-bottom="0.991cm" style:contextual-spacing="false"/>
    </style:style>
    <style:style style:name="P26" style:family="paragraph" style:parent-style-name="Text_20_body" style:list-style-name="L1"/>
    <style:style style:name="P27" style:family="paragraph" style:parent-style-name="Text_20_body" style:list-style-name="L1">
      <style:text-properties fo:font-weight="bold" style:font-weight-asian="bold" style:font-weight-complex="bold"/>
    </style:style>
    <style:style style:name="P28" style:family="paragraph" style:parent-style-name="Text_20_body" style:list-style-name="Numbering_20_ABC">
      <style:text-properties officeooo:paragraph-rsid="00101faf"/>
    </style:style>
    <style:style style:name="P29" style:family="paragraph" style:parent-style-name="Text_20_body" style:list-style-name="L2"/>
    <style:style style:name="P30" style:family="paragraph" style:parent-style-name="Text_20_body" style:list-style-name="L2">
      <style:text-properties officeooo:paragraph-rsid="00101faf"/>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4">
      <style:paragraph-properties fo:margin-top="0cm" fo:margin-bottom="0cm" style:contextual-spacing="false"/>
      <style:text-properties officeooo:paragraph-rsid="00101faf"/>
    </style:style>
    <style:style style:name="P33" style:family="paragraph" style:parent-style-name="Text_20_body" style:list-style-name="L4">
      <style:paragraph-properties>
        <style:tab-stops/>
      </style:paragraph-properties>
      <style:text-properties officeooo:paragraph-rsid="00101faf"/>
    </style:style>
    <style:style style:name="P34" style:family="paragraph" style:parent-style-name="Text_20_body" style:list-style-name="L6">
      <style:paragraph-properties fo:margin-top="0cm" fo:margin-bottom="0cm" style:contextual-spacing="false">
        <style:tab-stops/>
      </style:paragraph-properties>
    </style:style>
    <style:style style:name="P35" style:family="paragraph" style:parent-style-name="Text_20_body" style:list-style-name="L7">
      <style:paragraph-properties fo:margin-top="0cm" fo:margin-bottom="0cm" style:contextual-spacing="false">
        <style:tab-stops/>
      </style:paragraph-properties>
      <style:text-properties officeooo:paragraph-rsid="00101faf"/>
    </style:style>
    <style:style style:name="P36" style:family="paragraph" style:parent-style-name="Text_20_body" style:list-style-name="L8">
      <style:paragraph-properties>
        <style:tab-stops/>
      </style:paragraph-properties>
      <style:text-properties officeooo:paragraph-rsid="00101faf"/>
    </style:style>
    <style:style style:name="P37" style:family="paragraph" style:parent-style-name="Text_20_body" style:list-style-name="L9">
      <style:paragraph-properties fo:margin-top="0cm" fo:margin-bottom="0cm" style:contextual-spacing="false">
        <style:tab-stops/>
      </style:paragraph-properties>
    </style:style>
    <style:style style:name="P38" style:family="paragraph" style:parent-style-name="Text_20_body" style:list-style-name="L10">
      <style:paragraph-properties>
        <style:tab-stops/>
      </style:paragraph-properties>
    </style:style>
    <style:style style:name="P39" style:family="paragraph" style:parent-style-name="Text_20_body">
      <style:paragraph-properties fo:margin-left="0.741cm">
        <style:tab-stops/>
      </style:paragraph-properties>
      <style:text-properties officeooo:paragraph-rsid="00164a14"/>
    </style:style>
    <style:style style:name="P40" style:family="paragraph" style:parent-style-name="Text_20_body" style:list-style-name="L5"/>
    <style:style style:name="P41" style:family="paragraph" style:parent-style-name="Text_20_body" style:list-style-name="L5">
      <style:text-properties fo:color="#202124" loext:opacity="100%"/>
    </style:style>
    <style:style style:name="P42" style:family="paragraph" style:parent-style-name="Text_20_body" style:list-style-name="L6"/>
    <style:style style:name="P43" style:family="paragraph" style:parent-style-name="Text_20_body" style:list-style-name="L6">
      <style:paragraph-properties fo:margin-top="0cm" fo:margin-bottom="0cm" style:contextual-spacing="false"/>
    </style:style>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0"/>
    <style:style style:name="P47" style:family="paragraph" style:parent-style-name="Text_20_body" style:list-style-name="L10">
      <style:text-properties officeooo:paragraph-rsid="00101faf"/>
    </style:style>
    <style:style style:name="P48" style:family="paragraph" style:parent-style-name="Text_20_body" style:list-style-name="L10">
      <style:text-properties officeooo:rsid="00101faf" officeooo:paragraph-rsid="00101faf"/>
    </style:style>
    <style:style style:name="P49" style:family="paragraph" style:parent-style-name="Text_20_body" style:list-style-name="L11">
      <style:text-properties officeooo:rsid="00101faf" officeooo:paragraph-rsid="00101faf"/>
    </style:style>
    <style:style style:name="P50" style:family="paragraph" style:parent-style-name="Text_20_body" style:list-style-name="L12">
      <style:text-properties officeooo:rsid="00101faf" officeooo:paragraph-rsid="00101faf"/>
    </style:style>
    <style:style style:name="P51" style:family="paragraph" style:parent-style-name="Text_20_body" style:list-style-name="L11">
      <style:text-properties officeooo:paragraph-rsid="00101faf"/>
    </style:style>
    <style:style style:name="P52" style:family="paragraph" style:parent-style-name="Text_20_body" style:list-style-name="L11">
      <style:text-properties fo:font-weight="normal" officeooo:paragraph-rsid="00101faf" style:font-weight-asian="normal" style:font-weight-complex="normal"/>
    </style:style>
    <style:style style:name="P53" style:family="paragraph" style:parent-style-name="Text_20_body" style:list-style-name="L12">
      <style:text-properties officeooo:paragraph-rsid="00101faf"/>
    </style:style>
    <style:style style:name="T1" style:family="text">
      <style:text-properties fo:color="#333333" loext:opacity="1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officeooo:rsid="00101faf" style:font-style-asian="italic" style:font-style-complex="italic"/>
    </style:style>
    <style:style style:name="T4" style:family="text">
      <style:text-properties fo:font-weight="bold" style:font-weight-asian="bold" style:font-weight-complex="bold"/>
    </style:style>
    <style:style style:name="T5" style:family="text">
      <style:text-properties fo:color="#202124" loext:opacity="100%"/>
    </style:style>
    <style:style style:name="T6" style:family="text">
      <style:text-properties fo:color="#202124" loext:opacity="100%" fo:font-weight="bold" style:font-weight-asian="bold" style:font-weight-complex="bold"/>
    </style:style>
    <style:style style:name="T7" style:family="text">
      <style:text-properties fo:color="#202124" loext:opacity="100%" fo:font-weight="bold" officeooo:rsid="00101faf" style:font-weight-asian="bold" style:font-weight-complex="bold"/>
    </style:style>
    <style:style style:name="T8" style:family="text">
      <style:text-properties fo:color="#202124" loext:opacity="100%" officeooo:rsid="00101faf"/>
    </style:style>
    <style:style style:name="T9" style:family="text">
      <style:text-properties fo:color="#202124" loext:opacity="100%" officeooo:rsid="00125bd6"/>
    </style:style>
    <style:style style:name="T10" style:family="text">
      <style:text-properties fo:color="#202124" loext:opacity="100%" officeooo:rsid="00164a14"/>
    </style:style>
    <style:style style:name="T11" style:family="text">
      <style:text-properties officeooo:rsid="00101faf"/>
    </style:style>
    <style:style style:name="T12" style:family="text">
      <style:text-properties fo:font-weight="normal" style:font-weight-asian="normal" style:font-weight-complex="normal"/>
    </style:style>
    <style:style style:name="T13" style:family="text">
      <style:text-properties officeooo:rsid="00125bd6"/>
    </style:style>
    <style:style style:name="T14" style:family="text">
      <style:text-properties officeooo:rsid="00164a14"/>
    </style:style>
    <text:list-style style:name="L1">
      <text:list-level-style-number text:level="1" loext:num-list-format=" %1% "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6LVL1" loext:num-list-format="%1%"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7.09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Università di Pavia</text:h>
      <text:h text:style-name="P20" text:outline-level="2">Anno accademico 202<text:span text:style-name="T11">3</text:span>/202<text:span text:style-name="T11">4</text:span></text:h>
      <text:h text:style-name="P20" text:outline-level="2">Corso di programmazione a oggetti e ingegneria del software</text:h>
      <text:p text:style-name="Standard"/>
      <text:p text:style-name="Standard"/>
      <text:p text:style-name="Standard"/>
      <text:p text:style-name="Standard">Documento di progettazione</text:p>
      <text:p text:style-name="Standard">Progetto <text:span text:style-name="T11">FoodOnline</text:span></text:p>
      <text:p text:style-name="Standard"/>
      <text:p text:style-name="P5"/>
      <text:p text:style-name="P5"/>
      <text:p text:style-name="P5"/>
      <text:p text:style-name="P5"/>
      <text:p text:style-name="P5"/>
      <text:p text:style-name="P5"/>
      <text:p text:style-name="P5"/>
      <text:p text:style-name="P6">Gruppo Splash</text:p>
      <text:p text:style-name="P6">Autori</text:p>
      <text:p text:style-name="P7">Andrea Piani</text:p>
      <text:p text:style-name="P7">Raffaele Cammi</text:p>
      <text:p text:style-name="P7">Riccardo Braga</text:p>
      <text:h text:style-name="P25" text:outline-level="1"/>
      <text:h text:style-name="P17" text:outline-level="1">Indice</text:h>
      <text:list text:style-name="L1">
        <text:list-item>
          <text:p text:style-name="P27">Introduzione</text:p>
          <text:list>
            <text:list-item>
              <text:p text:style-name="P26">Scopo del documento</text:p>
            </text:list-item>
            <text:list-item>
              <text:p text:style-name="P26">Scopo del prodotto</text:p>
            </text:list-item>
            <text:list-item>
              <text:p text:style-name="P26">Definizioni, acronimi e abbreviazioni</text:p>
              <text:list>
                <text:list-item>
                  <text:p text:style-name="P26">Definizioni del sistema</text:p>
                </text:list-item>
                <text:list-item>
                  <text:p text:style-name="P26">Acronimi</text:p>
                </text:list-item>
              </text:list>
            </text:list-item>
            <text:list-item>
              <text:p text:style-name="P26">Riferimenti</text:p>
            </text:list-item>
            <text:list-item>
              <text:p text:style-name="P26">Descrizione del resto del documento</text:p>
            </text:list-item>
          </text:list>
        </text:list-item>
        <text:list-item>
          <text:p text:style-name="P26"><text:span text:style-name="Car._20_predefinito_20_paragrafo"><text:span text:style-name="T4">Descrizione</text:span></text:span> <text:span text:style-name="Car._20_predefinito_20_paragrafo"><text:span text:style-name="T4">generale</text:span></text:span></text:p>
          <text:list>
            <text:list-item>
              <text:p text:style-name="P26">Descrizione del<text:span text:style-name="T11">l’ applicazione</text:span></text:p>
            </text:list-item>
            <text:list-item>
              <text:p text:style-name="P26">Architettura del sistema</text:p>
              <text:list>
                <text:list-item>
                  <text:p text:style-name="P26">Funzionalità principali </text:p>
                </text:list-item>
                <text:list-item>
                  <text:p text:style-name="P26">Moduli di sistema </text:p>
                </text:list-item>
              </text:list>
            </text:list-item>
            <text:list-item>
              <text:p text:style-name="P26">Attori del sistema</text:p>
              <text:list>
                <text:list-item>
                  <text:p text:style-name="P26">Cliente </text:p>
                </text:list-item>
                <text:list-item>
                  <text:p text:style-name="P26">Ristorante </text:p>
                </text:list-item>
              </text:list>
            </text:list-item>
          </text:list>
        </text:list-item>
        <text:list-item>
          <text:p text:style-name="P26"><text:span text:style-name="Car._20_predefinito_20_paragrafo"><text:span text:style-name="T4">Requisiti</text:span></text:span> <text:span text:style-name="Car._20_predefinito_20_paragrafo"><text:span text:style-name="T4">specifici</text:span></text:span></text:p>
          <text:list>
            <text:list-item>
              <text:p text:style-name="P26">Requisiti funzionali</text:p>
              <text:list>
                <text:list-item>
                  <text:p text:style-name="P26">Gestione dell'account utente</text:p>
                </text:list-item>
                <text:list-item>
                  <text:p text:style-name="P26">Localizzazione e selezione dei ristoranti </text:p>
                </text:list-item>
                <text:list-item>
                  <text:p text:style-name="P26">Creazione e gestione degli ordini </text:p>
                </text:list-item>
                <text:list-item>
                  <text:p text:style-name="P26">Gestione dei pagamenti </text:p>
                </text:list-item>
              </text:list>
            </text:list-item>
            <text:list-item>
              <text:p text:style-name="P26">Requisiti non funzionali</text:p>
              <text:list>
                <text:list-item>
                  <text:p text:style-name="P26"><text:soft-page-break/>Requisiti di usabilità</text:p>
                </text:list-item>
                <text:list-item>
                  <text:p text:style-name="P26">Requisiti di efficienza</text:p>
                </text:list-item>
                <text:list-item>
                  <text:p text:style-name="P26">Requisiti di affidabilità</text:p>
                </text:list-item>
                <text:list-item>
                  <text:p text:style-name="P26">Requisiti di dominio</text:p>
                </text:list-item>
              </text:list>
            </text:list-item>
            <text:list-item>
              <text:p text:style-name="P26">Altri Requisiti</text:p>
            </text:list-item>
            <text:list-item>
              <text:p text:style-name="P26">Specifiche delle interfacce</text:p>
            </text:list-item>
          </text:list>
        </text:list-item>
        <text:list-item>
          <text:p text:style-name="P27">Appendici</text:p>
        </text:list-item>
        <text:list-item>
          <text:p text:style-name="P27">Allegati</text:p>
        </text:list-item>
      </text:list>
      <text:list text:style-name="Numbering_20_ABC">
        <text:list-item>
          <text:list>
            <text:list-header>
              <text:p text:style-name="P28"/>
            </text:list-header>
          </text:list>
        </text:list-item>
      </text:list>
      <text:h text:style-name="Heading_20_3" text:outline-level="3"/>
      <text:h text:style-name="P17" text:outline-level="1">1. Introduzione</text:h>
      <text:h text:style-name="Heading_20_3" text:outline-level="3">1.1. Scopo del documento</text:h>
      <text:p text:style-name="Text_20_body">Lo scopo del presente documento è quello di fornire una visione completa della progettazione del sistema per l'applicazione di ordinazione del cibo online "FoodOnline", descrivendo dettagliatamente tutte le fasi di realizzazione e i requisiti necessari per l'implementazione. </text:p>
      <text:h text:style-name="Heading_20_3" text:outline-level="3">1.2. Scopo del prodotto</text:h>
      <text:p text:style-name="P9">Il prodotto mira a digitalizzare e facilitare il processo di ordinazione del cibo, permettendo ai clienti di registrarsi, accedere, selezionare ristoranti basati sulla posizione, effettuare ordini e pagare online, con conseguente consegna a domicilio. </text:p>
      <text:h text:style-name="Heading_20_3" text:outline-level="3">1.3. Definizioni, acronimi e abbreviazioni</text:h>
      <text:h text:style-name="P22" text:outline-level="4">1.3.<text:span text:style-name="T11">1</text:span>. Definizioni del sistema</text:h>
      <text:p text:style-name="P12"/>
      <text:list text:style-name="L2">
        <text:list-item>
          <text:p text:style-name="P30"><text:span text:style-name="Strong_20_Emphasis">Applicazione (App)</text:span>: Software utilizzato dai clienti per gestire ordini di cibo online.</text:p>
        </text:list-item>
        <text:list-item>
          <text:p text:style-name="P30"><text:span text:style-name="Strong_20_Emphasis">Cliente</text:span>: Utente che utilizza l'applicazione per ordinare cibo.</text:p>
        </text:list-item>
        <text:list-item>
          <text:p text:style-name="P30"><text:span text:style-name="Strong_20_Emphasis">Ristorante</text:span>: Utente che utilizza l'applicazione per ricevere e gestire ordini di cibo.</text:p>
        </text:list-item>
        <text:list-item>
          <text:p text:style-name="P30"><text:span text:style-name="Strong_20_Emphasis">Ordine</text:span>: Richiesta effettuata dal cliente per l'acquisto di cibo da un ristorante.</text:p>
        </text:list-item>
        <text:list-item>
          <text:p text:style-name="P30"><text:span text:style-name="Strong_20_Emphasis">Consegna</text:span>: Il processo di trasporto del cibo dal ristorante al cliente.</text:p>
        </text:list-item>
        <text:list-item>
          <text:p text:style-name="P29"><text:span text:style-name="Strong_20_Emphasis">Pagamento</text:span>: Transazione monetaria effettuata dal cliente per l'ordine.</text:p>
        </text:list-item>
        <text:list-item>
          <text:p text:style-name="P31"><text:span text:style-name="Car._20_predefinito_20_paragrafo"><text:span text:style-name="T4">Client</text:span></text:span>: <text:span text:style-name="T13">E</text:span>lemento informatico che permette lo scambio di informazioni con un server.</text:p>
        </text:list-item>
        <text:list-item>
          <text:p text:style-name="P31"><text:span text:style-name="Car._20_predefinito_20_paragrafo"><text:span text:style-name="T4">Server</text:span></text:span>: <text:span text:style-name="T13">E</text:span>lemento informatico che gestisce le informazioni su una rete di computer.</text:p>
        </text:list-item>
        <text:list-item>
          <text:p text:style-name="P31"><text:span text:style-name="Car._20_predefinito_20_paragrafo"><text:span text:style-name="T4">Architettura</text:span></text:span>: <text:span text:style-name="T13">D</text:span>escrizione di com’è fatto qualcosa.</text:p>
        </text:list-item>
        <text:list-item>
          <text:p text:style-name="P31"><text:span text:style-name="Car._20_predefinito_20_paragrafo"><text:span text:style-name="T4">Sistema</text:span></text:span> <text:span text:style-name="Car._20_predefinito_20_paragrafo"><text:span text:style-name="T4">client</text:span></text:span>-<text:span text:style-name="Car._20_predefinito_20_paragrafo"><text:span text:style-name="T4">server</text:span></text:span>: <text:s/><text:span text:style-name="T13">S</text:span>i<text:span text:style-name="Car._20_predefinito_20_paragrafo"><text:span text:style-name="T5">stema che utilizza un'architettura di rete nella quale il client si connette ad un server per la fruizione di un certo servizio.</text:span></text:span></text:p>
        </text:list-item>
        <text:list-item>
          <text:p text:style-name="P29"><text:soft-page-break/><text:span text:style-name="Car._20_predefinito_20_paragrafo"><text:span text:style-name="T6">Profilo</text:span></text:span><text:span text:style-name="Car._20_predefinito_20_paragrafo"><text:span text:style-name="T5">: </text:span></text:span><text:span text:style-name="Car._20_predefinito_20_paragrafo"><text:span text:style-name="T9">I</text:span></text:span><text:span text:style-name="Car._20_predefinito_20_paragrafo"><text:span text:style-name="T5">nsieme di dati relativi a un utente, <text:s/>che sono il nickaname e la password.</text:span></text:span></text:p>
        </text:list-item>
        <text:list-item>
          <text:p text:style-name="P29"><text:span text:style-name="Car._20_predefinito_20_paragrafo"><text:span text:style-name="T7">Username</text:span></text:span><text:span text:style-name="Car._20_predefinito_20_paragrafo"><text:span text:style-name="T5">: </text:span></text:span><text:span text:style-name="Car._20_predefinito_20_paragrafo"><text:span text:style-name="T9">N</text:span></text:span><text:span text:style-name="Car._20_predefinito_20_paragrafo"><text:span text:style-name="T5">ome assegnato all’utente del sistema.</text:span></text:span></text:p>
        </text:list-item>
        <text:list-item>
          <text:p text:style-name="P29"><text:span text:style-name="Car._20_predefinito_20_paragrafo"><text:span text:style-name="T6">Password</text:span></text:span><text:span text:style-name="Car._20_predefinito_20_paragrafo"><text:span text:style-name="T5">: </text:span></text:span><text:span text:style-name="Car._20_predefinito_20_paragrafo"><text:span text:style-name="T9">P</text:span></text:span><text:span text:style-name="Car._20_predefinito_20_paragrafo"><text:span text:style-name="T5">arola di riconoscimento fornita dall’utente per poter accedere al sistema.</text:span></text:span></text:p>
        </text:list-item>
        <text:list-item>
          <text:p text:style-name="P29"><text:span text:style-name="Car._20_predefinito_20_paragrafo"><text:span text:style-name="T6">Amministratore</text:span></text:span><text:span text:style-name="Car._20_predefinito_20_paragrafo"><text:span text:style-name="T5">: responsabile della gestione del sistema.</text:span></text:span></text:p>
        </text:list-item>
        <text:list-item>
          <text:p text:style-name="P29"><text:span text:style-name="Car._20_predefinito_20_paragrafo"><text:span text:style-name="T6">Codice</text:span></text:span><text:span text:style-name="Car._20_predefinito_20_paragrafo"><text:span text:style-name="T5"> </text:span></text:span><text:span text:style-name="Car._20_predefinito_20_paragrafo"><text:span text:style-name="T6">sorgente</text:span></text:span><text:span text:style-name="Car._20_predefinito_20_paragrafo"><text:span text:style-name="T5">: </text:span></text:span><text:span text:style-name="Car._20_predefinito_20_paragrafo"><text:span text:style-name="T9">T</text:span></text:span><text:span text:style-name="Car._20_predefinito_20_paragrafo"><text:span text:style-name="T5">esto di un programma scritto in un determinato linguaggio di programmazione.</text:span></text:span></text:p>
        </text:list-item>
        <text:list-item>
          <text:p text:style-name="P29"><text:span text:style-name="Car._20_predefinito_20_paragrafo"><text:span text:style-name="T6">Linguaggio di programmazione</text:span></text:span><text:span text:style-name="Car._20_predefinito_20_paragrafo"><text:span text:style-name="T5">: </text:span></text:span><text:span text:style-name="Car._20_predefinito_20_paragrafo"><text:span text:style-name="T9">L</text:span></text:span><text:span text:style-name="Car._20_predefinito_20_paragrafo"><text:span text:style-name="T5">inguaggio formale usato in informatica.</text:span></text:span></text:p>
        </text:list-item>
        <text:list-item>
          <text:p text:style-name="P29"><text:span text:style-name="Car._20_predefinito_20_paragrafo"><text:span text:style-name="T6">Interfaccia</text:span></text:span><text:span text:style-name="Car._20_predefinito_20_paragrafo"><text:span text:style-name="T5"> </text:span></text:span><text:span text:style-name="Car._20_predefinito_20_paragrafo"><text:span text:style-name="T6">grafica</text:span></text:span><text:span text:style-name="Car._20_predefinito_20_paragrafo"><text:span text:style-name="T5">: </text:span></text:span><text:span text:style-name="Car._20_predefinito_20_paragrafo"><text:span text:style-name="T9">M</text:span></text:span><text:span text:style-name="Car._20_predefinito_20_paragrafo"><text:span text:style-name="T5">ezzo attraverso cui l’utente interagisce con il computer.</text:span></text:span></text:p>
        </text:list-item>
      </text:list>
      <text:list text:style-name="L3">
        <text:list-item>
          <text:list>
            <text:list-item>
              <text:list>
                <text:list-item>
                  <text:list>
                    <text:list-header>
                      <text:h text:style-name="P23" text:outline-level="4"><text:span text:style-name="Car._20_predefinito_20_paragrafo"><text:span text:style-name="T5">1.3.</text:span></text:span><text:span text:style-name="Car._20_predefinito_20_paragrafo"><text:span text:style-name="T8">2</text:span></text:span><text:span text:style-name="Car._20_predefinito_20_paragrafo"><text:span text:style-name="T5">. Acronimi </text:span></text:span></text:h>
                    </text:list-header>
                  </text:list>
                </text:list-item>
              </text:list>
            </text:list-item>
          </text:list>
        </text:list-item>
      </text:list>
      <text:p text:style-name="P12"><text:span text:style-name="Car._20_predefinito_20_paragrafo"><text:span text:style-name="T5"/></text:span></text:p>
      <text:list text:style-name="L4">
        <text:list-item>
          <text:p text:style-name="P33"><text:span text:style-name="Car._20_predefinito_20_paragrafo"><text:span text:style-name="Strong_20_Emphasis"><text:span text:style-name="T5">DBMS</text:span></text:span></text:span><text:span text:style-name="Car._20_predefinito_20_paragrafo"><text:span text:style-name="T5">: Database Management System</text:span></text:span></text:p>
        </text:list-item>
        <text:list-item>
          <text:p text:style-name="P33"><text:span text:style-name="Strong_20_Emphasis">GUI</text:span>: Graphical User Interface</text:p>
        </text:list-item>
        <text:list-item>
          <text:p text:style-name="P32"><text:span text:style-name="Strong_20_Emphasis">API</text:span>: Application Programming Interface </text:p>
        </text:list-item>
      </text:list>
      <text:h text:style-name="Heading_20_3" text:outline-level="3"><text:span text:style-name="Car._20_predefinito_20_paragrafo"><text:span text:style-name="T5">1.4. Riferimenti</text:span></text:span></text:h>
      <text:p text:style-name="Text_20_body"><text:span text:style-name="Car._20_predefinito_20_paragrafo"><text:span text:style-name="T5"/></text:span></text:p>
      <text:list text:style-name="L5">
        <text:list-item>
          <text:p text:style-name="P41">Manuale utente per "FoodOnline"</text:p>
        </text:list-item>
        <text:list-item>
          <text:p text:style-name="P40">Documentazione tecnica di implementazione </text:p>
        </text:list-item>
      </text:list>
      <text:h text:style-name="Heading_20_3" text:outline-level="3">1.5. Descrizione del resto del documento</text:h>
      <text:p text:style-name="Text_20_body"/>
      <text:p text:style-name="Text_20_body">La prima parte del documento espone la descrizione generale del sistema e raccoglie i requisiti funzionali e non funzionali. La seconda parte fornisce i dettagli tecnici, i casi d'uso e gli allegati utili per una comprensione completa del progetto. </text:p>
      <text:h text:style-name="P18" text:outline-level="1"><text:span text:style-name="Car._20_predefinito_20_paragrafo"><text:span text:style-name="T5">2. Descrizione generale</text:span></text:span></text:h>
      <text:h text:style-name="P21" text:outline-level="3">2.1. Descrizione del “<text:span text:style-name="Car._20_predefinito_20_paragrafo"><text:span text:style-name="T5">FoodOnline</text:span></text:span>”</text:h>
      <text:p text:style-name="P4"/>
      <text:p text:style-name="P15"><text:span text:style-name="Car._20_predefinito_20_paragrafo">"FoodOnline" è un'applicazione progettata per permettere ai clienti di ordinare cibo dai ristoranti locali. L'app permette ai clienti di registrarsi, accedere, selezionare ristoranti basati sulla loro posizione, creare ordini e pagare online, con opzioni di consegna a domicilio. </text:span></text:p>
      <text:h text:style-name="Heading_20_3" text:outline-level="3">2.2. Archittetura del Sistema</text:h>
      <text:h text:style-name="P24" text:outline-level="4"/>
      <text:p text:style-name="P39"><text:span text:style-name="T8">L'architettura di "FoodOnline" utilizza un sistema </text:span><text:span text:style-name="T10">MVC</text:span><text:span text:style-name="T8"> . </text:span><text:span text:style-name="T10">L</text:span>obiettivo dello stile architetturale Model-ViewController è la separazione tra i dati, la loro rappresentazione e l’interazione da parte dell’utente MVC prevede tre componenti.<text:line-break/><text:span text:style-name="T14">I</text:span>l modello astrae lo stato del dominio applicativo, i suoi dati e le operazioni che li manipolano, <text:s/>la vista gestisce la presentazione dei dati all’utente , <text:span text:style-name="T14">i</text:span>l controllore gestisce gli eventi esterni e li comunica al modello e alla vista<text:span text:style-name="T8">. Il server è responsabile della gestione e della memorizzazione dei dati dei profili utente e dei menu dei ristoranti. Funziona come intermediario tra gli utenti e il database, elaborando richieste come la registrazione, la gestione del profilo e gli ordini. Quando un utente interagisce con l'applicazione, il server processa le richieste e comunica con il database per recuperare e aggiornare le informazioni necessarie. </text:span></text:p>
      <text:h text:style-name="Heading_20_3" text:outline-level="3">2.3. Attori del sistema</text:h>
      <text:p text:style-name="Text_20_body"/>
      <text:h text:style-name="P24" text:outline-level="4">2.3.1. <text:span text:style-name="T11">Cliente</text:span></text:h>
      <text:p text:style-name="P11">Il cliente utilizza l'applicazione per registrarsi, accedere, selezionare ristoranti, effettuare ordini e pagare online. L'obbiettivo del cliente è ottenere cibo a domicilio in modo facile e veloce. </text:p>
      <text:p text:style-name="Text_20_body"/>
      <text:h text:style-name="P24" text:outline-level="4">2.3.2 <text:span text:style-name="T11">Ristorante</text:span> </text:h>
      <text:p text:style-name="P11">Il ristorante utilizza l'applicazione per gestire il proprio profilo, ricevere e processare ordini dai clienti, e organizzare la consegna del cibo. L'obbiettivo del ristorante è aumentare le vendite e migliorare la gestione degli ordini. <text:span text:style-name="T11">(implementazioni future)</text:span></text:p>
      <text:h text:style-name="P18" text:outline-level="1">3. Requisiti specifici</text:h>
      <text:p text:style-name="P8">In questo capitolo viene identificato chi dovrà usare il sistema, quali sono I loro obiettivi, vengono mostrati gli obbiettivi del sistema e illustrati I casi d’uso che possono esserci nel sistema.</text:p>
      <text:h text:style-name="Heading_20_3" text:outline-level="3">3.1. Requisiti funzionali</text:h>
      <text:p text:style-name="P9">I sottocapitoli indicano quali macro-azioni un utente potrà svolgere nel sistema, I requisiti funzionali invece vengono individuati all’interno dei sottocapitoli nel seguente modo: requisito funzionale (etichetta R<text:span text:style-name="T13">F</text:span>).</text:p>
      <text:h text:style-name="P24" text:outline-level="4">3.1.1. <text:span text:style-name="T11">Gestioen dell’account utente</text:span></text:h>
      <text:p text:style-name="P10"/>
      <text:list text:style-name="L6">
        <text:list-item>
          <text:p text:style-name="P34"><text:span text:style-name="T4">Registrazione cliente:</text:span> Il sistema deve permettere ai nuovi utenti di registrarsi creando un profilo con username e password (RF1).</text:p>
        </text:list-item>
        <text:list-item>
          <text:p text:style-name="P43"><text:span text:style-name="T4">Accesso cliente:</text:span> Il sistema deve permettere ai clienti registrati di accedere utilizzando le loro credenziali (RF2).</text:p>
        </text:list-item>
        <text:list-item>
          <text:p text:style-name="P42"><text:span text:style-name="T4">Gestione profilo cliente:</text:span> Il sistema deve permettere ai clienti di aggiornare i propri dati personali (RF3). <text:span text:style-name="T11">(implementazioni future)</text:span></text:p>
        </text:list-item>
      </text:list>
      <text:h text:style-name="P24" text:outline-level="4">3.1.2. <text:span text:style-name="T11">Localizzazione e selezione dei ristoranti</text:span></text:h>
      <text:p text:style-name="P10"/>
      <text:list text:style-name="L7">
        <text:list-item>
          <text:p text:style-name="P35"><text:span text:style-name="T4">Ricerca ristoranti:</text:span> Il sistema deve permettere ai clienti di cercare ristoranti in base alla loro posizione (RF4).</text:p>
        </text:list-item>
        <text:list-item>
          <text:p text:style-name="P35"><text:span text:style-name="T4">Visualizzazione menù:</text:span> Il sistema deve permettere ai clienti di visualizzare il menù dei ristoranti disponibili (RF5). </text:p>
        </text:list-item>
      </text:list>
      <text:h text:style-name="P24" text:outline-level="4">3.1.<text:span text:style-name="T11">3</text:span>.<text:span text:style-name="T11">Creazione e gestione degli ordini</text:span></text:h>
      <text:p text:style-name="P10"/>
      <text:list text:style-name="L8">
        <text:list-item>
          <text:p text:style-name="P36"><text:span text:style-name="T4">Creazione ordine:</text:span> Il sistema deve permettere ai clienti di creare un ordine selezionando articoli dal menù del ristorante (RF6).</text:p>
        </text:list-item>
        <text:list-item>
          <text:p text:style-name="P36"><text:span text:style-name="T4">Modifica ordine:</text:span> Il sistema deve permettere ai clienti di modificare o cancellare un ordine prima della conferma finale (RF7).</text:p>
        </text:list-item>
        <text:list-item>
          <text:p text:style-name="P44"><text:span text:style-name="T4">Visualizzazione stato ordine: </text:span>Il sistema deve permettere ai clienti di visualizzare lo stato del loro ordine (RF8). <text:s/><text:span text:style-name="T11">(implementazioni future)</text:span></text:p>
        </text:list-item>
      </text:list>
      <text:h text:style-name="P24" text:outline-level="4"><text:soft-page-break/>3.1.<text:span text:style-name="T11">4</text:span>. Gesti<text:span text:style-name="T11">one dei pagamenti</text:span></text:h>
      <text:p text:style-name="P10"/>
      <text:list text:style-name="L9">
        <text:list-item>
          <text:p text:style-name="P37"><text:span text:style-name="T4">Pagamento online:</text:span> Il sistema deve permettere ai clienti di pagare online utilizzando diversi metodi di pagamento (RF9).</text:p>
        </text:list-item>
        <text:list-item>
          <text:p text:style-name="P45"><text:span text:style-name="T4">Conferma pagamento:</text:span> Il sistema deve confermare l'avvenuto pagamento e notificare il ristorante dell'ordine pagato (RF10). </text:p>
        </text:list-item>
      </text:list>
      <text:h text:style-name="Heading_20_3" text:outline-level="3" text:is-list-header="true">3.2. Requisiti non funzionali</text:h>
      <text:p text:style-name="Text_20_body"/>
      <text:h text:style-name="P24" text:outline-level="4">3.2.1. Requisiti di usabilità</text:h>
      <text:p text:style-name="P10">Il prodotto dovrà essere di facile utilizzo per tutti gli utenti, esso sarà In grado di usare il prodotto a prescindere dalle sue conoscenze tecniche. Il prodotto quindi deve avere un interfaccia grafica semplice e intuitiva.</text:p>
      <text:p text:style-name="P10">Un utente per usare il sistema deve possedere una connessione a<text:span text:style-name="T11">d</text:span> <text:span text:style-name="T11">i</text:span>nternet e sul dispositivo su cui vuole utilizzare il sistema deve esserci installato una JVM.</text:p>
      <text:h text:style-name="P24" text:outline-level="4">3.2.2. Requisiti di efficienza</text:h>
      <text:p text:style-name="P10">Il prodotto dovrà essere in grado di rispondere velocemente ad ogni comando dell’utilizzatore, in più il sistema dovrà cercare di offrire la massima efficienza rispetto alle caratteristiche hardware e software a disposizione dell’utente.</text:p>
      <text:h text:style-name="P24" text:outline-level="4">3.2.3. Requisiti di affidabilità</text:h>
      <text:p text:style-name="P10">Il DBMS deve essere in grado di ricaricare l’ultima versione utile della base di dati in caso di crash. Il sistema per tanto non deve consentire il verificarsi di errori critici, cioè di quelle tipologie di errori che comportano la perdita di dati, o perlomeno limitarne considerevolmente la probabilità.</text:p>
      <text:p text:style-name="P10">Deve essere garantito che le operazioni riguardanti il database vengano effettuate.</text:p>
      <text:h text:style-name="P21" text:outline-level="3" text:is-list-header="true">3.<text:span text:style-name="T11">3</text:span>. <text:span text:style-name="T11">Altri requisiti</text:span></text:h>
      <text:p text:style-name="P4"/>
      <text:p text:style-name="P13">Compatibilità: Il sistema deve essere compatibile con i principali sistemi operativi.</text:p>
      <text:p text:style-name="P14"><text:soft-page-break/></text:p>
      <text:p text:style-name="P10"/>
      <text:p text:style-name="P10"/>
      <text:p text:style-name="Text_20_body"/>
      <text:p text:style-name="P10"/>
      <text:h text:style-name="P21" text:outline-level="3" text:is-list-header="true">3.<text:span text:style-name="T11">4</text:span>. <text:span text:style-name="T11">Specifiche delle interfacce</text:span></text:h>
      <text:p text:style-name="P10"/>
      <text:list xml:id="list274365888" text:style-name="L10">
        <text:list-header>
          <text:p text:style-name="P48"/>
        </text:list-header>
        <text:list-item>
          <text:p text:style-name="P38">Interfaccia utente: L'interfaccia grafica deve essere intuitiva e facile da navigare, con chiari punti di accesso alle funzionalità principali.</text:p>
        </text:list-item>
        <text:list-item>
          <text:p text:style-name="P46">API: L'API deve permettere l'integrazione con sistemi di pagamento e servizi di localizzazione. </text:p>
          <text:p text:style-name="P38"/>
        </text:list-item>
      </text:list>
      <text:h text:style-name="P21" text:outline-level="3" text:is-list-header="true"><text:span text:style-name="T11">4</text:span>. <text:span text:style-name="T11">Appendici</text:span></text:h>
      <text:p text:style-name="P4"/>
      <text:list text:style-name="L11">
        <text:list-item>
          <text:p text:style-name="P52">Appendice A: Diagrammi UML</text:p>
        </text:list-item>
        <text:list-item>
          <text:p text:style-name="P51"><text:span text:style-name="T12">Appendice B: Diagrammi delle sequenze</text:span> </text:p>
        </text:list-item>
        <text:list-item>
          <text:p text:style-name="P49">Appendice C: Casi d’uso</text:p>
        </text:list-item>
      </text:list>
      <text:list text:continue-list="list274365888" text:style-name="L10">
        <text:list-header>
          <text:p text:style-name="P47"/>
        </text:list-header>
      </text:list>
      <text:h text:style-name="P21" text:outline-level="3" text:is-list-header="true"><text:span text:style-name="T11">5</text:span>. <text:span text:style-name="T11">Allegati</text:span></text:h>
      <text:p text:style-name="P4"/>
      <text:list text:style-name="L12">
        <text:list-item>
          <text:p text:style-name="P50">Allegato 1: Manuale utente per "FoodOnline"</text:p>
        </text:list-item>
        <text:list-item>
          <text:p text:style-name="P53">Allegato 2: Documentazione tecnica di implementazione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Header_20_and_20_Footer"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language="it" fo:country="IT"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ab-stops>
          <style:tab-stop style:position="8.502cm" style:type="center"/>
          <style:tab-stop style:position="17.006cm" style:type="right"/>
        </style:tab-stops>
      </style:paragraph-properties>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6cm" fo:hyphenation-ladder-count="no-limit"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Header_20_left" style:display-name="Header left" style:family="paragraph" style:parent-style-name="Heading" style:class="extra">
      <style:paragraph-properties fo:hyphenation-ladder-count="no-limit">
        <style:tab-stops>
          <style:tab-stop style:position="8.502cm" style:type="center"/>
          <style:tab-stop style:position="17.006cm" style:type="right"/>
        </style:tab-stops>
      </style:paragraph-properties>
      <style:text-properties fo:hyphenate="false" loext:hyphenation-no-caps="false" loext:hyphenation-no-last-word="false" loext:hyphenation-word-char-count="no-limit" loext:hyphenation-zone="no-limit"/>
    </style:style>
    <style:style style:name="Revisione" style:family="paragraph">
      <style:paragraph-properties fo:hyphenation-ladder-count="no-limit" style:vertical-align="auto"/>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Car._20_predefinito_20_paragrafo" style:display-name="Car. predefinito paragrafo"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Endnote_20_anchor" style:display-name="End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Collegamento_20_ipertestuale" style:display-name="Collegamento ipertestuale" style:family="text" style:parent-style-name="Car._20_predefinito_20_paragrafo">
      <style:text-properties fo:color="#0000ff" loext:opacity="100%" style:text-underline-style="solid" style:text-underline-width="auto" style:text-underline-color="font-color" style:text-underline-mode="continuous" style:text-overline-mode="continuous" style:text-line-through-mode="continuous"/>
    </style:style>
    <style:style style:name="Menzione_20_non_20_risolta" style:display-name="Menzione non risolta" style:family="text" style:parent-style-name="Car._20_predefinito_20_paragrafo">
      <style:text-properties fo:color="#605e5c" loext:opacity="100%" fo:background-color="#e1dfdd"/>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loext:num-list-format="%1%."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loext:num-list-format="%3%."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loext:num-list-format="%6%."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loext:num-list-format="%9%."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ing">
      <style:paragraph-properties>
        <style:tab-stops>
          <style:tab-stop style:position="0cm"/>
          <style:tab-stop style:position="8.5cm" style:type="center"/>
          <style:tab-stop style:position="17cm" style:type="right"/>
        </style:tab-stops>
      </style:paragraph-properties>
    </style:style>
    <style:style style:name="MP2" style:family="paragraph" style:parent-style-name="Heading">
      <style:paragraph-properties>
        <style:tab-stops>
          <style:tab-stop style:position="0cm"/>
          <style:tab-stop style:position="8.5cm" style:type="center"/>
          <style:tab-stop style:position="17cm" style:type="right"/>
        </style:tab-stops>
      </style:paragraph-properties>
      <style:text-properties fo:color="#333333" loext:opacity="100%" fo:font-style="italic" style:font-style-asian="italic" style:font-style-complex="italic"/>
    </style:style>
    <style:style style:name="MP3" style:family="paragraph" style:parent-style-name="Footer">
      <style:text-properties officeooo:paragraph-rsid="00101faf"/>
    </style:style>
    <style:style style:name="MT1" style:family="text">
      <style:text-properties fo:color="#333333" loext:opacity="100%" fo:font-style="italic"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101faf"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051cm" fo:margin-bottom="2.051cm" fo:margin-left="2.051cm" fo:margin-right="2.0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1.01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tab/><text:tab/><text:span text:style-name="Car._20_predefinito_20_paragrafo"><text:span text:style-name="MT1">Corso di programmazione a oggetti</text:span></text:span></text:p>
        <text:p text:style-name="MP2"><text:tab/><text:tab/> e ingegneria del software</text:p>
      </style:header>
      <style:footer>
        <text:p text:style-name="MP3"><text:span text:style-name="Car._20_predefinito_20_paragrafo"><text:span text:style-name="MT2">a/a 202</text:span></text:span><text:span text:style-name="Car._20_predefinito_20_paragrafo"><text:span text:style-name="MT3">3</text:span></text:span><text:span text:style-name="Car._20_predefinito_20_paragrafo"><text:span text:style-name="MT2">/202</text:span></text:span><text:span text:style-name="Car._20_predefinito_20_paragrafo"><text:span text:style-name="MT3">4</text:span></text:span><text:tab/><text:span text:style-name="Car._20_predefinito_20_paragrafo"><text:span text:style-name="MT2">Documento di progettazione del gruppo Splash</text:span></text:span><text:tab/><text:page-number text:select-page="current">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3.2$Windows_X86_64 LibreOffice_project/29d686fea9f6705b262d369fede658f824154cc0</meta:generator>
    <meta:creation-date>2022-08-11T16:26:00Z</meta:creation-date>
    <dc:date>2024-06-24T21:43:29.354000000</dc:date>
    <meta:editing-cycles>46</meta:editing-cycles>
    <meta:editing-duration>PT1H32M32S</meta:editing-duration>
    <meta:document-statistic meta:table-count="0" meta:image-count="0" meta:object-count="0" meta:page-count="9" meta:paragraph-count="130" meta:word-count="1310" meta:character-count="9047" meta:non-whitespace-character-count="7845"/>
    <meta:template xlink:type="simple" xlink:actuate="onRequest" xlink:title="" xlink:href="Normal"/>
  </office:meta>
</office:document-meta>
</file>